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377cm" fo:min-width="3.107cm"/>
    </style:style>
    <style:style style:name="gr2" style:family="graphic" style:parent-style-name="standard">
      <style:graphic-properties draw:opacity="38%" draw:textarea-horizontal-align="justify" draw:textarea-vertical-align="middle" draw:auto-grow-height="false" fo:min-height="1.5cm" fo:min-width="3.7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opacity="40%" draw:textarea-horizontal-align="justify" draw:textarea-vertical-align="middle" draw:auto-grow-height="false" fo:min-height="1.75cm" fo:min-width="5.5cm"/>
    </style:style>
    <style:style style:name="gr6" style:family="graphic" style:parent-style-name="standard">
      <style:graphic-properties draw:opacity="40%" draw:textarea-horizontal-align="justify" draw:textarea-vertical-align="middle" draw:auto-grow-height="false" fo:min-height="1.152cm" fo:min-width="3.422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518cm" fo:min-width="3.3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opacity="38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40%"/>
      <style:paragraph-properties fo:text-align="center"/>
    </style:style>
    <style:style style:name="P6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01cm" svg:height="2.299cm" svg:x="7.5cm" svg:y="1.2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8.5cm" svg:height="3.5cm" svg:x="6cm" svg:y="5.2cm">
          <text:p text:style-name="P1">Liczba powtórzeń &lt;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0.051cm" svg:y1="3.5cm" svg:x2="10.25cm" svg:y2="5.2cm" draw:start-shape="id1" draw:start-glue-point="8" draw:end-shape="id2" draw:end-glue-point="4" svg:d="M10051 3500l199 1700" svg:viewBox="0 0 200 1701">
          <text:p/>
        </draw:connector>
        <draw:connector draw:style-name="gr4" draw:text-style-name="P4" draw:layer="layout" draw:type="line" svg:x1="10.25cm" svg:y1="8.7cm" svg:x2="10.3cm" svg:y2="11.9cm" draw:start-shape="id2" draw:start-glue-point="6" draw:end-shape="id3" draw:end-glue-point="7" svg:d="M10250 8700l50 3200" svg:viewBox="0 0 51 3201">
          <text:p text:style-name="P1"><text:tab/><text:tab/>TAK</text:p>
        </draw:connector>
        <draw:custom-shape draw:style-name="gr5" draw:text-style-name="P5" xml:id="id4" draw:id="id4" draw:layer="layout" svg:width="6cm" svg:height="2cm" svg:x="7.3cm" svg:y="16.1cm">
          <text:p text:style-name="P1">Wyświetl X 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4.998cm" svg:x1="13.3cm" svg:y1="17.1cm" svg:x2="14.5cm" svg:y2="6.95cm" draw:start-shape="id4" draw:start-glue-point="1" draw:end-shape="id2" draw:end-glue-point="7" svg:d="M13300 17100h6700v-10150h-5500" svg:viewBox="0 0 6701 10151">
          <text:p text:style-name="P1"><text:tab/><text:tab/><text:tab/></text:p>
        </draw:connector>
        <draw:custom-shape draw:style-name="gr6" draw:text-style-name="P5" xml:id="id3" draw:id="id3" draw:layer="layout" svg:width="7cm" svg:height="2.5cm" svg:x="6.8cm" svg:y="11.9cm">
          <text:p text:style-name="P1">X % 6 == 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4" draw:layer="layout" svg:x1="10.3cm" svg:y1="14.4cm" svg:x2="10.3cm" svg:y2="16.1cm" draw:start-shape="id3" draw:start-glue-point="5" draw:end-shape="id4" draw:end-glue-point="0" svg:d="M10300 14400v1700" svg:viewBox="0 0 1 1701">
          <text:p text:style-name="P1">TAK<text:tab/><text:tab/><text:tab/></text:p>
        </draw:connector>
        <draw:custom-shape draw:style-name="gr7" draw:text-style-name="P6" xml:id="id5" draw:id="id5" draw:layer="layout" svg:width="5.5cm" svg:height="2.5cm" svg:x="7.8cm" svg:y="23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-1.999cm" svg:x1="6cm" svg:y1="6.95cm" svg:x2="7.8cm" svg:y2="24.75cm" draw:start-shape="id2" draw:start-glue-point="5" draw:end-shape="id5" draw:end-glue-point="6" svg:d="M6000 6950h-2500v17800h4300" svg:viewBox="0 0 4301 17801">
          <text:p text:style-name="P1">NIE</text:p>
        </draw:connector>
        <draw:connector draw:style-name="gr4" draw:text-style-name="P4" draw:layer="layout" draw:line-skew="0.998cm" svg:x1="12.925cm" svg:y1="13.15cm" svg:x2="14.5cm" svg:y2="6.95cm" draw:start-shape="id3" draw:start-glue-point="4" draw:end-shape="id2" draw:end-glue-point="7" svg:d="M12925 13150h3075v-6200h-1500" svg:viewBox="0 0 3076 6201">
          <text:p text:style-name="P1"><text:tab/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6M17S</meta:editing-duration>
    <meta:editing-cycles>4</meta:editing-cycles>
    <meta:generator>LibreOffice/5.4.2.2$Windows_x86 LibreOffice_project/22b09f6418e8c2d508a9eaf86b2399209b0990f4</meta:generator>
    <dc:date>2018-10-09T19:27:47.274000000</dc:date>
    <meta:document-statistic meta:object-count="11"/>
  </office:meta>
</office:document-meta>
</file>